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Monospace" fo:font-size="9pt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Monospace" fo:font-size="9pt" fo:font-weight="normal" style:font-size-asian="7.84999990463257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Monospace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9pt" fo:letter-spacing="normal" fo:font-style="normal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 SQL</text:p>
      <text:p text:style-name="P2"/>
      <text:p text:style-name="P2"/>
      <text:p text:style-name="P5">CRIAÇÃO DO ESQUEMA</text:p>
      <text:p text:style-name="P3"/>
      <text:p text:style-name="P3"/>
      <text:p text:style-name="P2">CREATE TABLE Venda</text:p>
      <text:p text:style-name="P2">(</text:p>
      <text:p text:style-name="P2"><text:tab/>codigo_venda INTEGER,</text:p>
      <text:p text:style-name="P2"><text:tab/>data_venda TIMESTAMP NOT NULL,</text:p>
      <text:p text:style-name="P2"><text:tab/>tipo_pagamento VARCHAR(8) DEFAULT 'Dinheiro',</text:p>
      <text:p text:style-name="P2"><text:tab/>valor_venda DECIMAL(5,2) NOT NULL,</text:p>
      <text:p text:style-name="P2"><text:tab/>passagem_entregue BOOLEAN DEFAULT FALSE,</text:p>
      <text:p text:style-name="P2"><text:tab/>via_web CHAR(10),</text:p>
      <text:p text:style-name="P2"><text:tab/>vendedor INTEGER,</text:p>
      <text:p text:style-name="P2"><text:tab/>carro_venda INTEGER,</text:p>
      <text:p text:style-name="P2">PRIMARY KEY(codigo_venda),</text:p>
      <text:p text:style-name="P2">FOREIGN KEY(vendedor) REFERENCES Colaborador(codigo_colaborador),</text:p>
      <text:p text:style-name="P2">FOREIGN KEY(carro_venda) REFERENCES Carro(codigo_carro)</text:p>
      <text:p text:style-name="P2">);</text:p>
      <text:p text:style-name="P2"/>
      <text:p text:style-name="P2"/>
      <text:p text:style-name="P2">CREATE TABLE Colaborador</text:p>
      <text:p text:style-name="P2">(</text:p>
      <text:p text:style-name="P2"><text:tab/>codigo_colaborador INTEGER,</text:p>
      <text:p text:style-name="P2"><text:tab/>nome_colaborador VARCHAR(40) NOT NULL,</text:p>
      <text:p text:style-name="P2"><text:tab/>login_colaborador VARCHAR(15) NOT NULL,</text:p>
      <text:p text:style-name="P2"><text:tab/>senha_colaborador VARCHAR(15) NOT NULL,</text:p>
      <text:p text:style-name="P2"><text:tab/>cargo_colaborador INTEGER NOT NULL,</text:p>
      <text:p text:style-name="P2">PRIMARY KEY(codigo_colaborador),</text:p>
      <text:p text:style-name="P2">FOREIGN KEY(cargo_colaborador) REFERENCES Cargo(codigo_cargo)</text:p>
      <text:p text:style-name="P2">);</text:p>
      <text:p text:style-name="P2"/>
      <text:p text:style-name="P2"/>
      <text:p text:style-name="P2">CREATE TABLE Cargo</text:p>
      <text:p text:style-name="P2">(</text:p>
      <text:p text:style-name="P2"><text:tab/>codigo_cargo INTEGER,</text:p>
      <text:p text:style-name="P2"><text:tab/>nome_cargo VARCHAR(20) NOT NULL,</text:p>
      <text:p text:style-name="P2"><text:tab/>permissao_cargos BOOLEAN DEFAULT FALSE,</text:p>
      <text:p text:style-name="P2"><text:tab/>permissao_carros BOOLEAN DEFAULT FALSE,</text:p>
      <text:p text:style-name="P2"><text:tab/>permissao_itinerarios BOOLEAN DEFAULT FALSE,</text:p>
      <text:p text:style-name="P2"><text:tab/>permissao_vendas BOOLEAN DEFAULT FALSE,</text:p>
      <text:p text:style-name="P2"><text:tab/>permissao_custos BOOLEAN DEFAULT FALSE,</text:p>
      <text:p text:style-name="P2">PRIMARY KEY(codigo_cargo)</text:p>
      <text:p text:style-name="P2">);</text:p>
      <text:p text:style-name="P2"/>
      <text:p text:style-name="P2"/>
      <text:p text:style-name="P2">CREATE TABLE Carro</text:p>
      <text:p text:style-name="P2">(</text:p>
      <text:p text:style-name="P2"><text:tab/>codigo_carro INTEGER,</text:p>
      <text:p text:style-name="P2"><text:tab/>numero_passageiros INTEGER NOT NULL,</text:p>
      <text:p text:style-name="P2"><text:tab/>linha_carro INTEGER,</text:p>
      <text:p text:style-name="P2">PRIMARY KEY(codigo_carro),</text:p>
      <text:p text:style-name="P2">FOREIGN KEY(linha_carro) REFERENCES Linha(codigo_linha)</text:p>
      <text:p text:style-name="P2">);</text:p>
      <text:p text:style-name="P2"/>
      <text:p text:style-name="P2"/>
      <text:p text:style-name="P2">CREATE TABLE Linha</text:p>
      <text:p text:style-name="P2">(</text:p>
      <text:p text:style-name="P2"><text:tab/>codigo_linha INTEGER,</text:p>
      <text:p text:style-name="P2"><text:tab/>nome_linha VARCHAR(40) NOT NULL,</text:p>
      <text:p text:style-name="P2"><text:tab/>hora_inicio_linha TIME NOT NULL,</text:p>
      <text:p text:style-name="P2"><text:tab/>demanda_linha INTEGER NOT NULL,</text:p>
      <text:p text:style-name="P2">PRIMARY KEY(codigo_linha),</text:p>
      <text:p text:style-name="P2">FOREIGN KEY(demanda_linha) REFERENCES Demanda(codigo_demanda)</text:p>
      <text:p text:style-name="P2">);</text:p>
      <text:p text:style-name="P2"/>
      <text:p text:style-name="P2"/>
      <text:p text:style-name="P2"><text:soft-page-break/>CREATE TABLE Percorre</text:p>
      <text:p text:style-name="P2">(</text:p>
      <text:p text:style-name="P2"><text:tab/>numero_linha INTEGER,</text:p>
      <text:p text:style-name="P2"><text:tab/>numero_itinerario_percorrido INTEGER,</text:p>
      <text:p text:style-name="P2">PRIMARY KEY(numero_linha, numero_itinerario_percorrido)</text:p>
      <text:p text:style-name="P2">FOREIGN KEY(numero_linha) REFERENCES Linha(codigo_linha),</text:p>
      <text:p text:style-name="P2">FOREIGN KEY(numero_itinerario_percorrido) REFERENCES Itinerario(codigo_itinerario)</text:p>
      <text:p text:style-name="P2">);</text:p>
      <text:p text:style-name="P2"/>
      <text:p text:style-name="P2"/>
      <text:p text:style-name="P2">CREATE TABLE Itinerario</text:p>
      <text:p text:style-name="P2">(</text:p>
      <text:p text:style-name="P2"><text:tab/>codigo_itinerario INTEGER,</text:p>
      <text:p text:style-name="P2"><text:tab/>nome_itinerario VARCHAR(40) NOT NULL,</text:p>
      <text:p text:style-name="P2">PRIMARY KEY(codigo_itinerario)</text:p>
      <text:p text:style-name="P2">);</text:p>
      <text:p text:style-name="P2"/>
      <text:p text:style-name="P2"/>
      <text:p text:style-name="P2">CREATE TABLE Possui</text:p>
      <text:p text:style-name="P2">(</text:p>
      <text:p text:style-name="P2"><text:tab/>numero_itinerario INTEGER,</text:p>
      <text:p text:style-name="P2"><text:tab/>numero_trecho INTEGER,</text:p>
      <text:p text:style-name="P2">PRIMARY KEY(numero_itinerario, numero_trecho),</text:p>
      <text:p text:style-name="P2">FOREIGN KEY(numero_itinerario) REFERENCES Itinerario(codigo_itinerario),</text:p>
      <text:p text:style-name="P2">FOREIGN KEY(numero_trecho) REFERENCES Trecho(codigo_trecho)</text:p>
      <text:p text:style-name="P2">);</text:p>
      <text:p text:style-name="P2"/>
      <text:p text:style-name="P2"/>
      <text:p text:style-name="P2">CREATE TABLE Trecho</text:p>
      <text:p text:style-name="P2">(</text:p>
      <text:p text:style-name="P2"><text:tab/>codigo_trecho INTEGER,</text:p>
      <text:p text:style-name="P2"><text:tab/>origem_trecho VARCHAR(20) NOT NULL,</text:p>
      <text:p text:style-name="P2"><text:tab/>destino_trecho VARCHAR(20) NOT NULL,</text:p>
      <text:p text:style-name="P2"><text:tab/>tempo_trecho TIME NOT NULL,</text:p>
      <text:p text:style-name="P2"><text:tab/>distancia_trecho DECIMAL(4,1) NOT NULL,</text:p>
      <text:p text:style-name="P2"><text:tab/>custo_trecho INTEGER NOT NULL,</text:p>
      <text:p text:style-name="P2">PRIMARY KEY(codigo_trecho),</text:p>
      <text:p text:style-name="P2">FOREIGN KEY(custo_trecho) REFERENCES Custo(codigo_custo)</text:p>
      <text:p text:style-name="P2">);</text:p>
      <text:p text:style-name="P2"/>
      <text:p text:style-name="P2"/>
      <text:p text:style-name="P2">CREATE TABLE Custo</text:p>
      <text:p text:style-name="P2">( </text:p>
      <text:p text:style-name="P2"><text:tab/>codigo_custo INTEGER,</text:p>
      <text:p text:style-name="P2"><text:tab/>preco_quilometro DECIMAL(4,2) NOT NULL,</text:p>
      <text:p text:style-name="P2">PRIMARY KEY(codigo_custo)</text:p>
      <text:p text:style-name="P2">);</text:p>
      <text:p text:style-name="P2"/>
      <text:p text:style-name="P2"/>
      <text:p text:style-name="P2">CREATE TABLE Demanda</text:p>
      <text:p text:style-name="P2">(</text:p>
      <text:p text:style-name="P2"><text:tab/>codigo_demanda INTEGER,</text:p>
      <text:p text:style-name="P2"><text:tab/>nome_demanda VARCHAR(20) NOT NULL,</text:p>
      <text:p text:style-name="P2">PRIMARY KEY(codigo_demanda)</text:p>
      <text:p text:style-name="P2">);</text:p>
      <text:p text:style-name="P2"/>
      <text:p text:style-name="P2"/>
      <text:p text:style-name="P2">CREATE TABLE Segue</text:p>
      <text:p text:style-name="P2">(</text:p>
      <text:p text:style-name="P2"><text:tab/>numero_demanda INTEGER,</text:p>
      <text:p text:style-name="P2"><text:tab/>numero_periodo INTEGER,</text:p>
      <text:p text:style-name="P2">PRIMARY KEY(numero_demanda, numero_periodo),</text:p>
      <text:p text:style-name="P2">FOREIGN KEY(numero_demanda) REFERENCES Demanda(codigo_demanda),</text:p>
      <text:p text:style-name="P2">FOREIGN KEY(numero_periodo) REFERENCES Periodo(codigo_periodo)</text:p>
      <text:p text:style-name="P2">);</text:p>
      <text:p text:style-name="P2"/>
      <text:p text:style-name="P2"/>
      <text:p text:style-name="P2"/>
      <text:p text:style-name="P2"/>
      <text:p text:style-name="P2"><text:soft-page-break/>CREATE TABLE Periodo</text:p>
      <text:p text:style-name="P2">(</text:p>
      <text:p text:style-name="P2"><text:tab/>codigo_periodo INTEGER,</text:p>
      <text:p text:style-name="P2"><text:tab/>inicio_periodo TIME NOT NULL,</text:p>
      <text:p text:style-name="P2"><text:tab/>fim_periodo TIME NOT NULL,</text:p>
      <text:p text:style-name="P2"><text:tab/>fator_multiplicacao DECIMAL(3,2) NOT NULL,</text:p>
      <text:p text:style-name="P2">PRIMARY KEY(codigo_periodo)</text:p>
      <text:p text:style-name="P2">);</text:p>
      <text:p text:style-name="P2"/>
      <text:p text:style-name="P2"/>
      <text:p text:style-name="P7">CREATE SEQUENCE sequencia_venda</text:p>
      <text:p text:style-name="P7"><text:tab/>INCREMENT 1</text:p>
      <text:p text:style-name="P7"><text:tab/>MINVALUE 1</text:p>
      <text:p text:style-name="P7"><text:tab/>MAXVALUE 9223372036854775807</text:p>
      <text:p text:style-name="P7"><text:tab/>START 1</text:p>
      <text:p text:style-name="P7"><text:tab/>CACHE 1;</text:p>
      <text:p text:style-name="P7"/>
      <text:p text:style-name="P7"/>
      <text:p text:style-name="P7">ALTER TABLE Venda ALTER COLUMN codigo_venda SET DEFAULT NEXTVAL('sequencia_venda'::regclass);</text:p>
      <text:p text:style-name="P7"/>
      <text:p text:style-name="P7"/>
      <text:p text:style-name="P7">CREATE SEQUENCE sequencia_colaborador</text:p>
      <text:p text:style-name="P7"><text:tab/>INCREMENT 1</text:p>
      <text:p text:style-name="P7"><text:tab/>MINVALUE 1</text:p>
      <text:p text:style-name="P7"><text:tab/>MAXVALUE 9223372036854775807</text:p>
      <text:p text:style-name="P7"><text:tab/>START 1</text:p>
      <text:p text:style-name="P7"><text:tab/>CACHE 1;</text:p>
      <text:p text:style-name="P7"/>
      <text:p text:style-name="P7"/>
      <text:p text:style-name="P7">ALTER TABLE Colaborador ALTER COLUMN codigo_colaborador SET DEFAULT NEXTVAL('sequencia_colaborador'::regclass);</text:p>
      <text:p text:style-name="P7"/>
      <text:p text:style-name="P7"/>
      <text:p text:style-name="P7">CREATE SEQUENCE sequencia_cargo</text:p>
      <text:p text:style-name="P7"><text:tab/>INCREMENT 1</text:p>
      <text:p text:style-name="P7"><text:tab/>MINVALUE 1</text:p>
      <text:p text:style-name="P7"><text:tab/>MAXVALUE 9223372036854775807</text:p>
      <text:p text:style-name="P7"><text:tab/>START 1</text:p>
      <text:p text:style-name="P7"><text:tab/>CACHE 1;</text:p>
      <text:p text:style-name="P7"/>
      <text:p text:style-name="P7"/>
      <text:p text:style-name="P7">ALTER TABLE Cargo ALTER COLUMN codigo_cargo SET DEFAULT NEXTVAL('sequencia_cargo'::regclass);</text:p>
      <text:p text:style-name="P7"/>
      <text:p text:style-name="P7"/>
      <text:p text:style-name="P7">CREATE SEQUENCE sequencia_linha</text:p>
      <text:p text:style-name="P7"><text:tab/>INCREMENT 1</text:p>
      <text:p text:style-name="P7"><text:tab/>MINVALUE 1</text:p>
      <text:p text:style-name="P7"><text:tab/>MAXVALUE 9223372036854775807</text:p>
      <text:p text:style-name="P7"><text:tab/>START 1</text:p>
      <text:p text:style-name="P7"><text:tab/>CACHE 1;</text:p>
      <text:p text:style-name="P7"/>
      <text:p text:style-name="P7"/>
      <text:p text:style-name="P7">ALTER TABLE Linha ALTER COLUMN codigo_linha SET DEFAULT NEXTVAL('sequencia_linha'::regclass);</text:p>
      <text:p text:style-name="P7"/>
      <text:p text:style-name="P7"/>
      <text:p text:style-name="P7">CREATE SEQUENCE sequencia_itinerario</text:p>
      <text:p text:style-name="P7"><text:tab/>INCREMENT 1</text:p>
      <text:p text:style-name="P7"><text:tab/>MINVALUE 1</text:p>
      <text:p text:style-name="P7"><text:tab/>MAXVALUE 9223372036854775807</text:p>
      <text:p text:style-name="P7"><text:tab/>START 1</text:p>
      <text:p text:style-name="P7"><text:tab/>CACHE 1;</text:p>
      <text:p text:style-name="P7"/>
      <text:p text:style-name="P7"/>
      <text:p text:style-name="P7">ALTER TABLE Itinerario ALTER COLUMN codigo_itinerario SET DEFAULT NEXTVAL('sequencia_itinerario'::regclass);</text:p>
      <text:p text:style-name="P7"/>
      <text:p text:style-name="P7"><text:soft-page-break/>CREATE SEQUENCE sequencia_trecho</text:p>
      <text:p text:style-name="P7"><text:tab/>INCREMENT 1</text:p>
      <text:p text:style-name="P7"><text:tab/>MINVALUE 1</text:p>
      <text:p text:style-name="P7"><text:tab/>MAXVALUE 9223372036854775807</text:p>
      <text:p text:style-name="P7"><text:tab/>START 1</text:p>
      <text:p text:style-name="P7"><text:tab/>CACHE 1;</text:p>
      <text:p text:style-name="P7"/>
      <text:p text:style-name="P7"/>
      <text:p text:style-name="P7">ALTER TABLE Trecho ALTER COLUMN codigo_trecho SET DEFAULT NEXTVAL('sequencia_trecho'::regclass);</text:p>
      <text:p text:style-name="P7"/>
      <text:p text:style-name="P7"/>
      <text:p text:style-name="P7">CREATE SEQUENCE sequencia_custo</text:p>
      <text:p text:style-name="P7"><text:tab/>INCREMENT 1</text:p>
      <text:p text:style-name="P7"><text:tab/>MINVALUE 1</text:p>
      <text:p text:style-name="P7"><text:tab/>MAXVALUE 9223372036854775807</text:p>
      <text:p text:style-name="P7"><text:tab/>START 1</text:p>
      <text:p text:style-name="P7"><text:tab/>CACHE 1;</text:p>
      <text:p text:style-name="P7"/>
      <text:p text:style-name="P7"/>
      <text:p text:style-name="P7">ALTER TABLE Custo ALTER COLUMN codigo_custo SET DEFAULT NEXTVAL('sequencia_custo'::regclass);</text:p>
      <text:p text:style-name="P7"/>
      <text:p text:style-name="P7"/>
      <text:p text:style-name="P7">CREATE SEQUENCE sequencia_demanda</text:p>
      <text:p text:style-name="P7"><text:tab/>INCREMENT 1</text:p>
      <text:p text:style-name="P7"><text:tab/>MINVALUE 1</text:p>
      <text:p text:style-name="P7"><text:tab/>MAXVALUE 9223372036854775807</text:p>
      <text:p text:style-name="P7"><text:tab/>START 1</text:p>
      <text:p text:style-name="P7"><text:tab/>CACHE 1;</text:p>
      <text:p text:style-name="P7"/>
      <text:p text:style-name="P7"/>
      <text:p text:style-name="P7">ALTER TABLE Demanda ALTER COLUMN codigo_demanda SET DEFAULT NEXTVAL('sequencia_demanda'::regclass);</text:p>
      <text:p text:style-name="P7"/>
      <text:p text:style-name="P7"/>
      <text:p text:style-name="P7">CREATE SEQUENCE sequencia_periodo</text:p>
      <text:p text:style-name="P7"><text:tab/>INCREMENT 1</text:p>
      <text:p text:style-name="P7"><text:tab/>MINVALUE 1</text:p>
      <text:p text:style-name="P7"><text:tab/>MAXVALUE 9223372036854775807</text:p>
      <text:p text:style-name="P7"><text:tab/>START 1</text:p>
      <text:p text:style-name="P7"><text:tab/>CACHE 1;</text:p>
      <text:p text:style-name="P7"/>
      <text:p text:style-name="P7"/>
      <text:p text:style-name="P7">ALTER TABLE Periodo ALTER COLUMN codigo_periodo SET DEFAULT NEXTVAL('sequencia_periodo'::regclass);</text:p>
      <text:p text:style-name="P7"/>
      <text:p text:style-name="P2"/>
      <text:p text:style-name="P6">INSERÇÕES</text:p>
      <text:p text:style-name="P2"/>
      <text:p text:style-name="P2"/>
      <text:p text:style-name="P4">--Insere o cargo Administrador, que possui permissão para gerenciar todos os módulos do SysBus:</text:p>
      <text:p text:style-name="P2"/>
      <text:p text:style-name="P2">INSERT INTO Cargo(nome_cargo, permissao_cargos, permissao_carros, permissao_itinerarios, permissao_vendas, permissao_custos) VALUES('Administrador', TRUE, TRUE, TRUE, TRUE, TRUE);</text:p>
      <text:p text:style-name="P2"/>
      <text:p text:style-name="P2"/>
      <text:p text:style-name="P4">--Insere um colaborador com o cargo de Administrador:</text:p>
      <text:p text:style-name="P2"/>
      <text:p text:style-name="P2">INSERT INTO Colaborador(nome_colaborador, login_colaborador, senha_colaborador, cargo_colaborador) VALUES('Helio Albano', 'helioalb', '123', 1);</text:p>
      <text:p text:style-name="P2"/>
      <text:p text:style-name="P2"/>
      <text:p text:style-name="P4">--Insere períodos:</text:p>
      <text:p text:style-name="P2"/>
      <text:p text:style-name="P2">INSERT INTO Periodo(inicio_periodo, fim_periodo, fator_multiplicacao) VALUES('07:00', '08:00', 1.01);</text:p>
      <text:p text:style-name="P2"><text:soft-page-break/>INSERT INTO Periodo(inicio_periodo, fim_periodo, fator_multiplicacao) VALUES('08:00', '12:00', 1.00);</text:p>
      <text:p text:style-name="P2"/>
      <text:p text:style-name="P2">INSERT INTO Periodo(inicio_periodo, fim_periodo, fator_multiplicacao) VALUES('12:00', '13:30', 1.02);</text:p>
      <text:p text:style-name="P2"/>
      <text:p text:style-name="P2"/>
      <text:p text:style-name="P4">--Insere a demanda Norte do Paraná com os períodos 1, 2 e 3:</text:p>
      <text:p text:style-name="P2"/>
      <text:p text:style-name="P2">INSERT INTO Demanda(nome_demanda) VALUES('Norte do Paraná');</text:p>
      <text:p text:style-name="P2"/>
      <text:p text:style-name="P2">INSERT INTO Segue(numero_demanda, numero_periodo) VALUES(1, 1), (1, 2), (1, 3);</text:p>
      <text:p text:style-name="P2"/>
      <text:p text:style-name="P2"/>
      <text:p text:style-name="P4">--Insere o custo 2.30:</text:p>
      <text:p text:style-name="P2"/>
      <text:p text:style-name="P2">INSERT INTO Custo(preco_quilometro) VALUES(2.30);</text:p>
      <text:p text:style-name="P2"/>
      <text:p text:style-name="P2"/>
      <text:p text:style-name="P4">--Insere trechos:</text:p>
      <text:p text:style-name="P2"/>
      <text:p text:style-name="P2">INSERT INTO Trecho(origem_trecho, destino_trecho, tempo_trecho, distancia_trecho, custo_trecho) VALUES('Londrina', 'Rolândia', '00:20', 24.0, 1);</text:p>
      <text:p text:style-name="P2"/>
      <text:p text:style-name="P2">INSERT INTO Trecho(origem_trecho, destino_trecho, tempo_trecho, distancia_trecho, custo_trecho) VALUES('Rolândia', 'Jaguapitã', '00:40', 36.0, 1);</text:p>
      <text:p text:style-name="P2"/>
      <text:p text:style-name="P2">INSERT INTO Trecho(origem_trecho, destino_trecho, tempo_trecho, distancia_trecho, custo_trecho) VALUES('Jaguapitã', 'Astorga', '00:18', 22.0, 1);</text:p>
      <text:p text:style-name="P2"/>
      <text:p text:style-name="P2"/>
      <text:p text:style-name="P4">--Insere o itinerário Londrina-Astorga com os trechos 1, 2 e 3:</text:p>
      <text:p text:style-name="P2"/>
      <text:p text:style-name="P2">INSERT INTO Itinerario(nome_itinerario) VALUES('Londrina-Astorga');</text:p>
      <text:p text:style-name="P2"/>
      <text:p text:style-name="P2">INSERT INTO Possui(numero_itinerario, numero_trecho) VALUES(1, 1), (1, 2), (1, 3);</text:p>
      <text:p text:style-name="P2"/>
      <text:p text:style-name="P2"/>
      <text:p text:style-name="P4">--Insere a linha Londrina-Astorga, que parte da origem às 12:00, obedece à demanda 1 e percorre o itinerário 1:</text:p>
      <text:p text:style-name="P2"/>
      <text:p text:style-name="P2">INSERT INTO Linha(nome_linha, hora_inicio_linha, demanda_linha) VALUES('Londrina-Astorga', '12:00', 1);</text:p>
      <text:p text:style-name="P2"/>
      <text:p text:style-name="P2">INSERT INTO Percorre(numero_linha, numero_itinerario_percorrido) VALUES(1, 1);</text:p>
      <text:p text:style-name="P2"/>
      <text:p text:style-name="P2"/>
      <text:p text:style-name="P4">--Insere um carro de código 1212 com 45 lugares e um de código 1717 com 30 lugares:</text:p>
      <text:p text:style-name="P2"/>
      <text:p text:style-name="P2">INSERT INTO Carro(codigo_carro, numero_passageiros, linha_carro) VALUES(1212, 45, 1), (1717, 30, 1);</text:p>
      <text:p text:style-name="P2"/>
      <text:p text:style-name="P2"/>
      <text:p text:style-name="P6">CONSULTAS</text:p>
      <text:p text:style-name="P2"/>
      <text:p text:style-name="P2"/>
      <text:p text:style-name="P4">--Consulta login e senha na tabela Colaborador para fazer autenticação no sistema:</text:p>
      <text:p text:style-name="P2"/>
      <text:p text:style-name="P2">SELECT co.codigo_colaborador, co.nome_colaborador, ca.nome_cargo</text:p>
      <text:p text:style-name="P2">FROM Colaborador AS co, Cargo AS ca</text:p>
      <text:p text:style-name="P2">WHERE co.login_colaborador='helioalb' AND co.senha_colaborador='123' AND co.cargo_colaborador=ca.codigo_cargo;</text:p>
      <text:p text:style-name="P2"/>
      <text:p text:style-name="P2"/>
      <text:p text:style-name="P8">--Consulta todos os privilégios do colaborador 1 usando as tabelas Colaborador e Cargo:</text:p>
      <text:p text:style-name="P7"/>
      <text:p text:style-name="P7">SELECT col.nome_colaborador, ca.permissao_cargos, ca.permissao_itinerarios, ca.permissao_vendas, ca.permissao_custos, ca.permissao_carros</text:p>
      <text:p text:style-name="P7">FROM Colaborador AS col, Cargo AS ca</text:p>
      <text:p text:style-name="P7"><text:soft-page-break/>WHERE col.codigo_colaborador=1 AND col.cargo_colaborador=ca.codigo_cargo;</text:p>
      <text:p text:style-name="P7"/>
      <text:p text:style-name="P2"/>
      <text:p text:style-name="P4">--Consulta todos os períodos cadastrados na tabela Periodo:</text:p>
      <text:p text:style-name="P2"/>
      <text:p text:style-name="P2">SELECT *</text:p>
      <text:p text:style-name="P2">FROM Periodo;</text:p>
      <text:p text:style-name="P2"/>
      <text:p text:style-name="P2"/>
      <text:p text:style-name="P4">--Consulta todas as demandas e seus respectivos períodos:</text:p>
      <text:p text:style-name="P2"/>
      <text:p text:style-name="P2">SELECT d.nome_demanda, p.inicio_periodo, p.fim_periodo, p.fator_multiplicacao</text:p>
      <text:p text:style-name="P2">FROM Demanda AS d, Periodo AS p, Segue AS s</text:p>
      <text:p text:style-name="P2">WHERE d.codigo_demanda=s.numero_demanda AND s.numero_periodo=p.codigo_periodo;</text:p>
      <text:p text:style-name="P2"/>
      <text:p text:style-name="P2"/>
      <text:p text:style-name="P4">--Consulta todos os trechos:</text:p>
      <text:p text:style-name="P2"/>
      <text:p text:style-name="P2">SELECT *</text:p>
      <text:p text:style-name="P2">FROM Trecho;</text:p>
      <text:p text:style-name="P2"/>
      <text:p text:style-name="P2"/>
      <text:p text:style-name="P4">--Consulta todos os itinerários e seus respectivos trechos:</text:p>
      <text:p text:style-name="P2"/>
      <text:p text:style-name="P2">SELECT i.nome_itinerario, t.origem_trecho, t.destino_trecho, t.tempo_trecho, t.distancia_trecho, c.preco_quilometro, c.preco_quilometro * t.distancia_trecho AS preco_corrida</text:p>
      <text:p text:style-name="P2">FROM Itinerario AS i, Trecho AS t, Possui AS p, Custo AS c</text:p>
      <text:p text:style-name="P2">WHERE i.codigo_itinerario=p.numero_itinerario AND p.numero_trecho=t.codigo_trecho AND t.custo_trecho=c.codigo_custo;</text:p>
      <text:p text:style-name="P2"/>
      <text:p text:style-name="P2"/>
      <text:p text:style-name="P4">--Consulta todos os carros:</text:p>
      <text:p text:style-name="P2"/>
      <text:p text:style-name="P2">SELECT *</text:p>
      <text:p text:style-name="P2">FROM Carro;</text:p>
      <text:p text:style-name="P2"/>
      <text:p text:style-name="P2"/>
      <text:p text:style-name="P4">--Consulta todos os carros que têm 45 ou mais lugares:</text:p>
      <text:p text:style-name="P2"/>
      <text:p text:style-name="P2">SELECT *</text:p>
      <text:p text:style-name="P2">FROM Carro</text:p>
      <text:p text:style-name="P2">WHERE numero_passageiros &gt;= 45;</text:p>
      <text:p text:style-name="P2"/>
      <text:p text:style-name="P2"/>
      <text:p text:style-name="P4">--Consulta todos os carros que têm até 45 lugares:</text:p>
      <text:p text:style-name="P2"/>
      <text:p text:style-name="P2">SELECT *</text:p>
      <text:p text:style-name="P2">FROM Carro</text:p>
      <text:p text:style-name="P2">WHERE numero_passageiros &lt;= 45;</text:p>
      <text:p text:style-name="P2"/>
      <text:p text:style-name="P2"/>
      <text:p text:style-name="P4">--Consulta a qual linha o carro 1717 está alocado:</text:p>
      <text:p text:style-name="P2"/>
      <text:p text:style-name="P2">SELECT c.codigo_carro, l.nome_linha</text:p>
      <text:p text:style-name="P2">FROM Carro AS c, Linha AS l</text:p>
      <text:p text:style-name="P2">WHERE c.codigo_carro=1717 AND c.linha_carro=l.codigo_linha;</text:p>
      <text:p text:style-name="P2"/>
      <text:p text:style-name="P2"/>
      <text:p text:style-name="P4">--Consulta todas as linhas e seus respectivos itinerários:</text:p>
      <text:p text:style-name="P2"/>
      <text:p text:style-name="P2">SELECT li.codigo_linha, li.nome_linha, li.hora_inicio_linha, li.demanda_linha, it.codigo_itinerario, it.nome_itinerario</text:p>
      <text:p text:style-name="P2">FROM Linha AS li, Percorre AS pe, Itinerario AS it</text:p>
      <text:p text:style-name="P2">WHERE li.codigo_linha=pe.numero_linha AND pe.numero_itinerario_percorrido=it.codigo_itinerario;</text:p>
      <text:p text:style-name="P2"/>
      <text:p text:style-name="P2"/>
      <text:p text:style-name="P2"/>
      <text:p text:style-name="P4"><text:soft-page-break/>--Consulta as linhas que partem exatamente às 12:00:</text:p>
      <text:p text:style-name="P2"/>
      <text:p text:style-name="P2">SELECT nome_linha</text:p>
      <text:p text:style-name="P2">FROM Linha</text:p>
      <text:p text:style-name="P2">WHERE hora_inicio_linha='12:00';</text:p>
      <text:p text:style-name="P2"/>
      <text:p text:style-name="P2"/>
      <text:p text:style-name="P4">--Consulta todos os colaboradores e seus cargos:</text:p>
      <text:p text:style-name="P2"/>
      <text:p text:style-name="P2">SELECT col.nome_colaborador, ca.nome_cargo</text:p>
      <text:p text:style-name="P2">FROM Colaborador AS col, Cargo AS ca</text:p>
      <text:p text:style-name="P2">WHERE col.cargo_colaborador=ca.codigo_cargo;</text:p>
      <text:p text:style-name="P2"/>
      <text:p text:style-name="P2"/>
      <text:p text:style-name="P4">--Consulta todos os cargos e suas permissões:</text:p>
      <text:p text:style-name="P2"/>
      <text:p text:style-name="P2">SELECT *</text:p>
      <text:p text:style-name="P2">FROM Cargo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 </meta:initial-creator>
    <meta:creation-date>2011-06-25T16:01:47</meta:creation-date>
    <dc:date>2011-10-07T22:07:22</dc:date>
    <dc:creator>PH </dc:creator>
    <meta:editing-duration>PT5H44M57S</meta:editing-duration>
    <meta:editing-cycles>23</meta:editing-cycles>
    <meta:generator>LibreOffice/3.3$Linux LibreOffice_project/330m19$Build-301</meta:generator>
    <meta:document-statistic meta:table-count="0" meta:image-count="0" meta:object-count="0" meta:page-count="7" meta:paragraph-count="257" meta:word-count="1045" meta:character-count="9546"/>
  </office:meta>
</office:document-meta>
</file>